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0000001C13524A64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i_20_ilman_20_täytettä_20_ja_20_reunaviiva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Oletus-title">
      <style:graphic-properties draw:auto-grow-height="true" fo:min-height="3.506cm"/>
    </style:style>
    <style:style style:name="pr2" style:family="presentation" style:parent-style-name="Oletus-subtitle">
      <style:graphic-properties draw:fill-color="#ffffff" draw:auto-grow-height="true" fo:min-height="13.859cm"/>
    </style:style>
    <style:style style:name="pr3" style:family="presentation" style:parent-style-name="Oletus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0">
        <draw:frame presentation:style-name="pr1" draw:layer="layout" svg:width="8.8cm" svg:height="3.506cm" svg:x="1.4cm" svg:y="0.837cm" presentation:class="title" presentation:user-transformed="true">
          <draw:text-box>
            <text:p>Lehed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14.11cm" svg:height="15.839cm" svg:x="12.29cm" svg:y="2.934cm">
          <draw:image xlink:href="Pictures/1000000000000190000001C13524A64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t" fo:country="E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että_20_ja_20_reunaviivaa" style:display-name="Objekti ilman täytettä ja reuna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ina Ergma</meta:initial-creator>
    <meta:creation-date>2014-10-31T20:04:41.47</meta:creation-date>
    <meta:editing-duration>PT1M23S</meta:editing-duration>
    <meta:editing-cycles>2</meta:editing-cycles>
    <dc:date>2014-10-31T20:05:55.26</dc:date>
    <dc:creator>Tiina Ergma</dc:creator>
    <meta:document-statistic meta:object-count="26"/>
    <meta:generator>OpenOffice/4.0.1$Win32 OpenOffice.org_project/401m5$Build-9714</meta:generator>
  </office:meta>
</office:document-meta>
</file>